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E47482AB02BA2DB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498cm, 13.509cm, 29.193cm, 12.94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5cm" svg:height="11.4cm" svg:x="0.3cm" svg:y="0.3cm">
          <draw:image xlink:href="Pictures/1000000000000BD000000FC0E47482AB02BA2DB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8:19:20.259147043</dc:date>
    <meta:editing-duration>PT26M4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